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in" table:align="margins"/>
    </style:style>
    <style:style style:name="Table1.A" style:family="table-column">
      <style:table-column-properties style:column-width="8in" style:rel-column-width="65535*"/>
    </style:style>
    <style:style style:name="Table1.A1" style:family="table-cell">
      <style:table-cell-properties fo:padding="0.0382in" fo:border="0.5pt solid #000000"/>
    </style:style>
    <style:style style:name="Table2" style:family="table">
      <style:table-properties style:width="8in" table:align="margins"/>
    </style:style>
    <style:style style:name="Table2.A" style:family="table-column">
      <style:table-column-properties style:column-width="8in" style:rel-column-width="65535*"/>
    </style:style>
    <style:style style:name="Table2.A1" style:family="table-cell">
      <style:table-cell-properties fo:padding="0.0382in" fo:border="0.5pt solid #000000"/>
    </style:style>
    <style:style style:name="Table3" style:family="table">
      <style:table-properties style:width="8in" table:align="margins"/>
    </style:style>
    <style:style style:name="Table3.A" style:family="table-column">
      <style:table-column-properties style:column-width="8in" style:rel-column-width="65535*"/>
    </style:style>
    <style:style style:name="Table3.A1" style:family="table-cell">
      <style:table-cell-properties fo:padding="0.0382in" fo:border="0.5pt solid #000000"/>
    </style:style>
    <style:style style:name="Table4" style:family="table">
      <style:table-properties style:width="8in" table:align="margins"/>
    </style:style>
    <style:style style:name="Table4.A" style:family="table-column">
      <style:table-column-properties style:column-width="8in" style:rel-column-width="65535*"/>
    </style:style>
    <style:style style:name="Table4.A1" style:family="table-cell">
      <style:table-cell-properties fo:padding="0.0382in" fo:border="0.5pt solid #000000"/>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4384fb"/>
    </style:style>
    <style:style style:name="P3" style:family="paragraph" style:parent-style-name="Heading_20_3">
      <style:paragraph-properties fo:break-before="page"/>
    </style:style>
    <style:style style:name="P4" style:family="paragraph" style:parent-style-name="Horizontal_20_Line">
      <style:text-properties officeooo:paragraph-rsid="004384fb"/>
    </style:style>
    <style:style style:name="P5" style:family="paragraph" style:parent-style-name="Standard">
      <style:text-properties officeooo:rsid="004da551" officeooo:paragraph-rsid="004da551"/>
    </style:style>
    <style:style style:name="P6" style:family="paragraph" style:parent-style-name="Standard">
      <style:text-properties officeooo:rsid="004efcf3" officeooo:paragraph-rsid="004efcf3"/>
    </style:style>
    <style:style style:name="P7" style:family="paragraph" style:parent-style-name="Standard">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44307" officeooo:paragraph-rsid="00844307" style:font-weight-asian="normal" style:font-weight-complex="normal"/>
    </style:style>
    <style:style style:name="P8" style:family="paragraph" style:parent-style-name="Standard">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44307" officeooo:paragraph-rsid="00858de0" style:font-weight-asian="normal" style:font-weight-complex="normal"/>
    </style:style>
    <style:style style:name="P9" style:family="paragraph" style:parent-style-name="Standard">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58de0" officeooo:paragraph-rsid="00858de0" style:font-weight-asian="normal" style:font-weight-complex="normal"/>
    </style:style>
    <style:style style:name="P10" style:family="paragraph" style:parent-style-name="Standard">
      <style:text-properties officeooo:rsid="00832cb4" officeooo:paragraph-rsid="00832cb4"/>
    </style:style>
    <style:style style:name="P11" style:family="paragraph" style:parent-style-name="Text_20_body">
      <style:text-properties fo:font-weight="normal" officeooo:rsid="004bcd56" officeooo:paragraph-rsid="004bcd56" style:font-weight-asian="normal" style:font-weight-complex="normal"/>
    </style:style>
    <style:style style:name="P12" style:family="paragraph" style:parent-style-name="Text_20_body">
      <style:text-properties fo:font-weight="normal" officeooo:rsid="004bcd56" officeooo:paragraph-rsid="004d654e" style:font-weight-asian="normal" style:font-weight-complex="normal"/>
    </style:style>
    <style:style style:name="P13" style:family="paragraph" style:parent-style-name="Text_20_body">
      <style:text-properties fo:font-weight="normal" officeooo:rsid="0057d3cc" officeooo:paragraph-rsid="0057d3cc" style:font-weight-asian="normal" style:font-weight-complex="normal"/>
    </style:style>
    <style:style style:name="P14" style:family="paragraph" style:parent-style-name="Text_20_body">
      <style:text-properties fo:font-weight="normal" officeooo:rsid="0057d3cc" officeooo:paragraph-rsid="005cb510" style:font-weight-asian="normal" style:font-weight-complex="normal"/>
    </style:style>
    <style:style style:name="P15" style:family="paragraph" style:parent-style-name="Text_20_body">
      <style:text-properties fo:font-weight="normal" officeooo:rsid="005cb510" officeooo:paragraph-rsid="005cb510" style:font-weight-asian="normal" style:font-weight-complex="normal"/>
    </style:style>
    <style:style style:name="P16" style:family="paragraph" style:parent-style-name="Text_20_body">
      <style:text-properties fo:font-weight="normal" officeooo:rsid="005e72fc" officeooo:paragraph-rsid="005e72fc" style:font-weight-asian="normal" style:font-weight-complex="normal"/>
    </style:style>
    <style:style style:name="P17" style:family="paragraph" style:parent-style-name="Text_20_body">
      <style:text-properties fo:font-weight="normal" officeooo:rsid="00634940" officeooo:paragraph-rsid="00634940" style:font-weight-asian="normal" style:font-weight-complex="normal"/>
    </style:style>
    <style:style style:name="P18" style:family="paragraph" style:parent-style-name="Text_20_body" style:master-page-name="">
      <loext:graphic-properties draw:fill="none"/>
      <style:paragraph-properties fo:margin-left="1.4366in" fo:margin-right="0in" fo:margin-top="0in" fo:margin-bottom="0.0972in" style:contextual-spacing="false" fo:line-height="115%" fo:text-indent="-1.4366in" style:auto-text-indent="false" style:page-number="auto" fo:background-color="transparent"/>
      <style:text-properties fo:font-weight="normal" officeooo:rsid="0064ebd6" officeooo:paragraph-rsid="0064ebd6" style:font-weight-asian="normal" style:font-weight-complex="normal"/>
    </style:style>
    <style:style style:name="P19"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5f65" officeooo:paragraph-rsid="00665f65" style:font-weight-asian="normal" style:font-weight-complex="normal"/>
    </style:style>
    <style:style style:name="P20" style:family="paragraph" style:parent-style-name="Text_20_body">
      <style:paragraph-properties fo:margin-top="0in" fo:margin-bottom="0in" style:contextual-spacing="false"/>
      <style:text-properties fo:font-weight="normal" officeooo:rsid="00667a09" officeooo:paragraph-rsid="00667a09" style:font-weight-asian="normal" style:font-weight-complex="normal"/>
    </style:style>
    <style:style style:name="P21" style:family="paragraph" style:parent-style-name="Text_20_body" style:master-page-name="">
      <loext:graphic-properties draw:fill="none"/>
      <style:paragraph-properties fo:margin-left="1.0618in" fo:margin-right="0in" fo:margin-top="0in" fo:margin-bottom="0.0972in" style:contextual-spacing="false" fo:line-height="115%" fo:text-indent="-1.0618in" style:auto-text-indent="false" style:page-number="auto" fo:background-color="transparent"/>
      <style:text-properties fo:font-weight="normal" officeooo:rsid="00667a09" officeooo:paragraph-rsid="00665f65" style:font-weight-asian="normal" style:font-weight-complex="normal"/>
    </style:style>
    <style:style style:name="P22"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7a09" officeooo:paragraph-rsid="00667a09" style:font-weight-asian="normal" style:font-weight-complex="normal"/>
    </style:style>
    <style:style style:name="P23"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f086b" style:font-weight-asian="normal" style:font-weight-complex="normal"/>
    </style:style>
    <style:style style:name="P24"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667a09" officeooo:paragraph-rsid="0073afbe" style:font-weight-asian="normal" style:font-weight-complex="normal"/>
    </style:style>
    <style:style style:name="P25" style:family="paragraph" style:parent-style-name="Text_20_body">
      <style:paragraph-properties fo:margin-top="0in" fo:margin-bottom="0in" style:contextual-spacing="false"/>
      <style:text-properties fo:font-weight="normal" officeooo:rsid="0067c4b2" officeooo:paragraph-rsid="0067c4b2" style:font-weight-asian="normal" style:font-weight-complex="normal"/>
    </style:style>
    <style:style style:name="P26"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3afbe" officeooo:paragraph-rsid="0073afbe" style:font-weight-asian="normal" style:font-weight-complex="normal"/>
    </style:style>
    <style:style style:name="P27"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47468" officeooo:paragraph-rsid="00747468" style:font-weight-asian="normal" style:font-weight-complex="normal"/>
    </style:style>
    <style:style style:name="P28" style:family="paragraph" style:parent-style-name="Text_20_body" style:master-page-name="">
      <loext:graphic-properties draw:fill="none"/>
      <style:paragraph-properties fo:margin-left="1.5618in" fo:margin-right="0in" fo:margin-top="0in" fo:margin-bottom="0in" style:contextual-spacing="false" fo:line-height="115%" fo:text-indent="-1.5618in" style:auto-text-indent="false" style:page-number="auto" fo:background-color="transparent"/>
      <style:text-properties fo:font-weight="normal" officeooo:rsid="007a605e" officeooo:paragraph-rsid="007a605e" style:font-weight-asian="normal" style:font-weight-complex="normal"/>
    </style:style>
    <style:style style:name="P2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7f6ab0" officeooo:paragraph-rsid="0081f5f6" style:font-weight-asian="normal" style:font-weight-complex="normal"/>
    </style:style>
    <style:style style:name="P3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0eb7f" officeooo:paragraph-rsid="0080eb7f" style:font-weight-asian="normal" style:font-weight-complex="normal"/>
    </style:style>
    <style:style style:name="P3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44307" officeooo:paragraph-rsid="00844307" style:font-weight-asian="normal" style:font-weight-complex="normal"/>
    </style:style>
    <style:style style:name="P32"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officeooo:rsid="003bc6c0" officeooo:paragraph-rsid="003bc6c0"/>
    </style:style>
    <style:style style:name="P33" style:family="paragraph" style:parent-style-name="Text_20_body">
      <style:text-properties officeooo:rsid="003d5cc1" officeooo:paragraph-rsid="004a07e1"/>
    </style:style>
    <style:style style:name="P34" style:family="paragraph" style:parent-style-name="Text_20_body">
      <style:text-properties officeooo:rsid="00410854" officeooo:paragraph-rsid="00410854"/>
    </style:style>
    <style:style style:name="P35" style:family="paragraph" style:parent-style-name="Text_20_body">
      <style:text-properties officeooo:rsid="00410854" officeooo:paragraph-rsid="00607078"/>
    </style:style>
    <style:style style:name="P36" style:family="paragraph" style:parent-style-name="Text_20_body">
      <style:text-properties officeooo:rsid="0042c4c5" officeooo:paragraph-rsid="0042c4c5"/>
    </style:style>
    <style:style style:name="P37"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officeooo:rsid="004384fb" officeooo:paragraph-rsid="004384fb"/>
    </style:style>
    <style:style style:name="P38"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fo:color="#c9211e" loext:opacity="100%" officeooo:rsid="003bc6c0" officeooo:paragraph-rsid="004384fb"/>
    </style:style>
    <style:style style:name="P39" style:family="paragraph" style:parent-style-name="Text_20_body">
      <style:paragraph-properties fo:margin-left="0in" fo:margin-right="0in" fo:text-indent="0in" style:auto-text-indent="false">
        <style:tab-stops>
          <style:tab-stop style:position="0.5in"/>
        </style:tab-stops>
      </style:paragraph-properties>
      <style:text-properties fo:color="#c9211e" loext:opacity="100%" officeooo:rsid="003bc6c0" officeooo:paragraph-rsid="004384fb"/>
    </style:style>
    <style:style style:name="P40" style:family="paragraph" style:parent-style-name="Text_20_body">
      <style:text-properties fo:font-weight="bold" officeooo:rsid="003d5cc1" officeooo:paragraph-rsid="004a07e1" style:font-weight-asian="bold" style:font-weight-complex="bold"/>
    </style:style>
    <style:style style:name="P41" style:family="paragraph" style:parent-style-name="Text_20_body">
      <style:text-properties fo:font-weight="bold" officeooo:rsid="003d5cc1" officeooo:paragraph-rsid="0057d3cc" style:font-weight-asian="bold" style:font-weight-complex="bold"/>
    </style:style>
    <style:style style:name="P42" style:family="paragraph" style:parent-style-name="Text_20_body">
      <style:text-properties officeooo:rsid="0052b658" officeooo:paragraph-rsid="0052b658"/>
    </style:style>
    <style:style style:name="P43" style:family="paragraph" style:parent-style-name="Text_20_body">
      <style:text-properties fo:font-style="italic" fo:font-weight="normal" officeooo:rsid="0053c9a5" officeooo:paragraph-rsid="0053c9a5" style:font-style-asian="italic" style:font-weight-asian="normal" style:font-style-complex="italic" style:font-weight-complex="normal"/>
    </style:style>
    <style:style style:name="P44" style:family="paragraph" style:parent-style-name="Text_20_body">
      <style:text-properties fo:font-style="normal" fo:font-weight="normal" officeooo:rsid="0057d3cc" officeooo:paragraph-rsid="0057d3cc" style:font-style-asian="normal" style:font-weight-asian="normal" style:font-style-complex="normal" style:font-weight-complex="normal"/>
    </style:style>
    <style:style style:name="P45"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46" style:family="paragraph" style:parent-style-name="Text_20_body">
      <style:paragraph-properties fo:margin-top="0in" fo:margin-bottom="0in" style:contextual-spacing="false"/>
      <style:text-properties style:font-name="Liberation Mono" fo:font-size="9pt" fo:font-weight="normal" officeooo:rsid="0057d3cc" officeooo:paragraph-rsid="00832cb4" style:font-size-asian="9pt" style:font-weight-asian="normal" style:font-size-complex="9pt" style:font-weight-complex="normal"/>
    </style:style>
    <style:style style:name="P47" style:family="paragraph" style:parent-style-name="Text_20_body">
      <style:paragraph-properties fo:margin-top="0in" fo:margin-bottom="0in" style:contextual-spacing="false"/>
      <style:text-properties style:font-name="Liberation Mono" fo:font-size="9pt" fo:font-weight="normal" officeooo:rsid="0057d3cc" officeooo:paragraph-rsid="00858de0" style:font-size-asian="9pt" style:font-weight-asian="normal" style:font-size-complex="9pt" style:font-weight-complex="normal"/>
    </style:style>
    <style:style style:name="P48" style:family="paragraph" style:parent-style-name="Text_20_body">
      <style:paragraph-properties fo:margin-top="0in" fo:margin-bottom="0in" style:contextual-spacing="false"/>
      <style:text-properties style:font-name="Liberation Mono" fo:font-size="9pt" fo:font-weight="normal" officeooo:rsid="006980ef" officeooo:paragraph-rsid="006980ef" style:font-size-asian="9pt" style:font-weight-asian="normal" style:font-size-complex="9pt" style:font-weight-complex="normal"/>
    </style:style>
    <style:style style:name="P49" style:family="paragraph" style:parent-style-name="Text_20_body">
      <style:paragraph-properties fo:margin-top="0in" fo:margin-bottom="0in" style:contextual-spacing="false"/>
      <style:text-properties style:font-name="Liberation Mono" fo:font-size="9pt" fo:font-weight="normal" officeooo:rsid="006afaf1" officeooo:paragraph-rsid="006ccde1" style:font-size-asian="9pt" style:font-weight-asian="normal" style:font-size-complex="9pt" style:font-weight-complex="normal"/>
    </style:style>
    <style:style style:name="P50" style:family="paragraph" style:parent-style-name="Text_20_body">
      <style:paragraph-properties fo:margin-top="0in" fo:margin-bottom="0in" style:contextual-spacing="false"/>
      <style:text-properties style:font-name="Liberation Mono" fo:font-size="9pt" fo:font-weight="normal" officeooo:rsid="006afaf1" officeooo:paragraph-rsid="0078ff37" style:font-size-asian="9pt" style:font-weight-asian="normal" style:font-size-complex="9pt" style:font-weight-complex="normal"/>
    </style:style>
    <style:style style:name="P51"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2"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3"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4" style:family="paragraph" style:parent-style-name="Text_20_body" style:master-page-name="">
      <loext:graphic-properties draw:fill="none"/>
      <style:paragraph-properties fo:margin-left="2.0618in" fo:margin-right="0in" fo:margin-top="0in" fo:margin-bottom="0.0972in" style:contextual-spacing="false" fo:line-height="115%" fo:text-indent="-2.0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55"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e0108" officeooo:paragraph-rsid="007e0108" style:font-size-asian="9pt" style:font-weight-asian="normal" style:font-size-complex="9pt" style:font-weight-complex="normal"/>
    </style:style>
    <style:style style:name="P56" style:family="paragraph" style:parent-style-name="Text_20_body">
      <style:paragraph-properties fo:margin-top="0in" fo:margin-bottom="0in" style:contextual-spacing="false"/>
      <style:text-properties style:font-name="Liberation Mono" fo:font-size="9pt" officeooo:paragraph-rsid="0059721a" style:font-size-asian="9pt" style:font-size-complex="9pt"/>
    </style:style>
    <style:style style:name="P57" style:family="paragraph" style:parent-style-name="Text_20_body">
      <style:paragraph-properties fo:margin-top="0in" fo:margin-bottom="0in" style:contextual-spacing="false"/>
      <style:text-properties style:font-name="Liberation Mono" fo:font-size="9pt" officeooo:paragraph-rsid="00832cb4" style:font-size-asian="9pt" style:font-size-complex="9pt"/>
    </style:style>
    <style:style style:name="P58" style:family="paragraph" style:parent-style-name="Text_20_body">
      <style:paragraph-properties fo:margin-top="0in" fo:margin-bottom="0in" style:contextual-spacing="false"/>
      <style:text-properties style:font-name="Liberation Mono" fo:font-size="9pt" officeooo:paragraph-rsid="00844307" style:font-size-asian="9pt" style:font-size-complex="9pt"/>
    </style:style>
    <style:style style:name="P59" style:family="paragraph" style:parent-style-name="Text_20_body">
      <style:paragraph-properties fo:margin-top="0in" fo:margin-bottom="0in" style:contextual-spacing="false"/>
      <style:text-properties style:font-name="Liberation Mono" fo:font-size="9pt" officeooo:paragraph-rsid="00858de0" style:font-size-asian="9pt" style:font-size-complex="9pt"/>
    </style:style>
    <style:style style:name="P60" style:family="paragraph" style:parent-style-name="Text_20_body">
      <style:text-properties fo:color="#50200c" loext:opacity="100%"/>
    </style:style>
    <style:style style:name="P61" style:family="paragraph" style:parent-style-name="Text_20_body">
      <style:paragraph-properties fo:margin-left="1.4366in" fo:margin-right="0in" fo:text-indent="-1.4366in" style:auto-text-indent="false"/>
      <style:text-properties officeooo:paragraph-rsid="00665f65"/>
    </style:style>
    <style:style style:name="P62" style:family="paragraph" style:parent-style-name="Text_20_body">
      <style:text-properties officeooo:rsid="00832cb4" officeooo:paragraph-rsid="00832cb4"/>
    </style:style>
    <style:style style:name="T1" style:family="text">
      <style:text-properties fo:font-weight="bold" style:font-weight-asian="bold" style:font-weight-complex="bold"/>
    </style:style>
    <style:style style:name="T2" style:family="text">
      <style:text-properties fo:font-weight="bold" officeooo:rsid="004d654e" style:font-weight-asian="bold" style:font-weight-complex="bold"/>
    </style:style>
    <style:style style:name="T3" style:family="text">
      <style:text-properties fo:font-weight="bold" officeooo:rsid="004bcd56" style:font-weight-asian="bold" style:font-weight-complex="bold"/>
    </style:style>
    <style:style style:name="T4" style:family="text">
      <style:text-properties officeooo:rsid="003d5cc1"/>
    </style:style>
    <style:style style:name="T5" style:family="text">
      <style:text-properties officeooo:rsid="003fa8ea"/>
    </style:style>
    <style:style style:name="T6" style:family="text">
      <style:text-properties officeooo:rsid="0042c4c5"/>
    </style:style>
    <style:style style:name="T7" style:family="text">
      <style:text-properties officeooo:rsid="0044e96f"/>
    </style:style>
    <style:style style:name="T8" style:family="text">
      <style:text-properties officeooo:rsid="0046c571"/>
    </style:style>
    <style:style style:name="T9" style:family="text">
      <style:text-properties officeooo:rsid="0048bd50"/>
    </style:style>
    <style:style style:name="T10" style:family="text">
      <style:text-properties officeooo:rsid="004a07e1"/>
    </style:style>
    <style:style style:name="T11" style:family="text">
      <style:text-properties officeooo:rsid="004bcd56"/>
    </style:style>
    <style:style style:name="T12" style:family="text">
      <style:text-properties fo:font-weight="normal" officeooo:rsid="0057d3cc" style:font-weight-asian="normal" style:font-weight-complex="normal"/>
    </style:style>
    <style:style style:name="T13" style:family="text">
      <style:text-properties fo:font-weight="normal" officeooo:rsid="005b0e60" style:font-weight-asian="normal" style:font-weight-complex="normal"/>
    </style:style>
    <style:style style:name="T14" style:family="text">
      <style:text-properties fo:font-weight="normal" officeooo:rsid="00665f65" style:font-weight-asian="normal" style:font-weight-complex="normal"/>
    </style:style>
    <style:style style:name="T15" style:family="text">
      <style:text-properties fo:font-weight="normal" officeooo:rsid="00667a09" style:font-weight-asian="normal" style:font-weight-complex="normal"/>
    </style:style>
    <style:style style:name="T16" style:family="text">
      <style:text-properties fo:color="#666666" loext:opacity="100%" fo:font-size="10pt" officeooo:rsid="005cb510" style:font-size-asian="10pt" style:font-size-complex="10pt"/>
    </style:style>
    <style:style style:name="T17" style:family="text">
      <style:text-properties officeooo:rsid="004d654e"/>
    </style:style>
    <style:style style:name="T18" style:family="text">
      <style:text-properties officeooo:rsid="0051349d"/>
    </style:style>
    <style:style style:name="T19" style:family="text">
      <style:text-properties officeooo:rsid="0052b658"/>
    </style:style>
    <style:style style:name="T20" style:family="text">
      <style:text-properties fo:font-style="italic" style:font-style-asian="italic" style:font-style-complex="italic"/>
    </style:style>
    <style:style style:name="T21" style:family="text">
      <style:text-properties fo:font-style="italic" officeooo:rsid="0061d39c" style:font-style-asian="italic" style:font-style-complex="italic"/>
    </style:style>
    <style:style style:name="T22" style:family="text">
      <style:text-properties fo:font-style="italic" officeooo:rsid="0078ff37" style:font-style-asian="italic" style:font-style-complex="italic"/>
    </style:style>
    <style:style style:name="T23" style:family="text">
      <style:text-properties officeooo:rsid="0057d3cc"/>
    </style:style>
    <style:style style:name="T24" style:family="text">
      <style:text-properties officeooo:rsid="005b0e60"/>
    </style:style>
    <style:style style:name="T25" style:family="text">
      <style:text-properties officeooo:rsid="005cb510"/>
    </style:style>
    <style:style style:name="T26" style:family="text">
      <style:text-properties officeooo:rsid="005e09ca"/>
    </style:style>
    <style:style style:name="T27" style:family="text">
      <style:text-properties officeooo:rsid="005e72fc"/>
    </style:style>
    <style:style style:name="T28" style:family="text">
      <style:text-properties officeooo:rsid="005fa1be"/>
    </style:style>
    <style:style style:name="T29" style:family="text">
      <style:text-properties officeooo:rsid="00607078"/>
    </style:style>
    <style:style style:name="T30" style:family="text">
      <style:text-properties officeooo:rsid="0060fad0"/>
    </style:style>
    <style:style style:name="T31" style:family="text">
      <style:text-properties officeooo:rsid="0061d39c"/>
    </style:style>
    <style:style style:name="T32" style:family="text">
      <style:text-properties style:font-name="Liberation Mono" fo:font-size="9pt" style:font-size-asian="9pt" style:font-size-complex="9pt"/>
    </style:style>
    <style:style style:name="T33" style:family="text">
      <style:text-properties style:font-name="Liberation Mono" fo:font-size="9pt" officeooo:rsid="006980ef" style:font-size-asian="9pt" style:font-size-complex="9pt"/>
    </style:style>
    <style:style style:name="T34" style:family="text">
      <style:text-properties style:font-name="Liberation Mono" fo:font-size="9pt" officeooo:rsid="006dcdfc" style:font-size-asian="9pt" style:font-size-complex="9pt"/>
    </style:style>
    <style:style style:name="T35" style:family="text">
      <style:text-properties style:font-name="Liberation Mono" fo:font-size="9pt" officeooo:rsid="0081f5f6" style:font-size-asian="9pt" style:font-size-complex="9pt"/>
    </style:style>
    <style:style style:name="T36" style:family="text">
      <style:text-properties style:font-name="Liberation Mono" fo:font-size="9pt" officeooo:rsid="00858de0" style:font-size-asian="9pt" style:font-size-complex="9pt"/>
    </style:style>
    <style:style style:name="T37" style:family="text">
      <style:text-properties officeooo:rsid="00667a09"/>
    </style:style>
    <style:style style:name="T38" style:family="text">
      <style:text-properties officeooo:rsid="006afaf1"/>
    </style:style>
    <style:style style:name="T39" style:family="text">
      <style:text-properties officeooo:rsid="006f086b"/>
    </style:style>
    <style:style style:name="T40" style:family="text">
      <style:text-properties officeooo:rsid="00711288"/>
    </style:style>
    <style:style style:name="T41" style:family="text">
      <style:text-properties officeooo:rsid="00717491"/>
    </style:style>
    <style:style style:name="T42" style:family="text">
      <style:text-properties officeooo:rsid="0072d9f8"/>
    </style:style>
    <style:style style:name="T43" style:family="text">
      <style:text-properties officeooo:rsid="0073afbe"/>
    </style:style>
    <style:style style:name="T44" style:family="text">
      <style:text-properties officeooo:rsid="0077c143"/>
    </style:style>
    <style:style style:name="T45" style:family="text">
      <style:text-properties officeooo:rsid="0078ff37"/>
    </style:style>
    <style:style style:name="T46" style:family="text">
      <style:text-properties officeooo:rsid="00790bab"/>
    </style:style>
    <style:style style:name="T47" style:family="text">
      <style:text-properties officeooo:rsid="007e0108"/>
    </style:style>
    <style:style style:name="T48" style:family="text">
      <style:text-properties officeooo:rsid="007ec0c9"/>
    </style:style>
    <style:style style:name="T49" style:family="text">
      <style:text-properties officeooo:rsid="00858d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Note that removing or renaming a plugin will cause any document that was using it to remove that node from itself the first time it is loaded.</text:p>
      <text:p text:style-name="P39">Note that if you upgrade a plugin then it would be wise to export/import a version number so the plugin can handle its own upgrading</text:p>
      <text:p text:style-name="P39"/>
      <text:p text:style-name="P39">talk about the DCH_BASE and how to connect to it</text:p>
      <text:p text:style-name="P39">talk about PNAME/dch_PNAME.js and .css work and load</text:p>
      <text:p text:style-name="P4"/>
      <text:h text:style-name="P2" text:outline-level="1">How to create your own plugins</text:h>
      <text:p text:style-name="P32">This document aims to walk through the process of creating a plugin, and will use <text:span text:style-name="T29">a simple painting</text:span> plugin as our example.</text:p>
      <text:h text:style-name="P1" text:outline-level="1">About Plugins and how they’re managed</text:h>
      <text:p text:style-name="P5">Plugins, when instanced, exist as shadow <text:span text:style-name="T29">DOM</text:span>s inside a &lt;div&gt; container and are isolated in this way from the rest of the system. <text:s text:c="2"/>You have free reign to do as you please within this &lt;div&gt; but are otherwise largely sandboxed from everything else. <text:s/>The size, shape, anchoring and depth of your plugin is controlled at a higher level to maintain compatibility across the board.</text:p>
      <text:p text:style-name="P5"/>
      <text:p text:style-name="P5">The only key combinations you can’t <text:span text:style-name="T19">listen for </text:span>are ALT+SHIFT as that combo is reserved for the system as is described in the usage documentation.</text:p>
      <text:p text:style-name="P5"/>
      <text:p text:style-name="P6">Plugins are created as extensions of a base class named FG.DCH_BASE, <text:span text:style-name="T18">which manages the interface between your plugin and the rest of the system.</text:span></text:p>
      <text:p text:style-name="Horizontal_20_Line"/>
      <text:h text:style-name="P1" text:outline-level="1">Getting started -- <text:span text:style-name="T5">Creating the plugin directory and .js file</text:span></text:h>
      <text:h text:style-name="Heading_20_3" text:outline-level="3">Step 1, <text:s/>C<text:span text:style-name="T4">ome up with an abbreviation that suits your plugin.</text:span></text:h>
      <text:p text:style-name="P42">Behind the scenes, your plugin will exist under a subdirectory, and that subdirectory’s name is very important!</text:p>
      <text:p text:style-name="P37"><text:span text:style-name="T6">Try to keep it short, </text:span><text:span text:style-name="T10">but at least 3 letters long, </text:span><text:span text:style-name="T6">and choose something</text:span><text:span text:style-name="T4"> that won’t interfere with other plugins. <text:s/></text:span><text:span text:style-name="T10">The name must be</text:span><text:span text:style-name="T4"> </text:span><text:span text:style-name="T8">uppercase-</text:span><text:span text:style-name="T9">only</text:span><text:span text:style-name="T8"> </text:span><text:span text:style-name="T4">letters, numbers, </text:span><text:span text:style-name="T6">and underscores</text:span><text:span text:style-name="T4">. <text:s/></text:span><text:span text:style-name="T10">It can’t</text:span><text:span text:style-name="T9"> begin with an underscore, but any other combination is allowed.</text:span></text:p>
      <text:p text:style-name="P36">So names like “XYZ”, “ZY_1A_” “1AZ2” are all valid, <text:span text:style-name="T9">but “XyZ”, “_ZY” are not.</text:span></text:p>
      <text:p text:style-name="P35">We’ll <text:span text:style-name="T11">create an example</text:span> plugin as <text:span text:style-name="T11">we walk through this process</text:span>, <text:span text:style-name="T11">and call it “XAMPL”, </text:span><text:span text:style-name="T29">and you can use this name yourself for the purposes of learning, (it is in the .gitignore so it will never get pushed to any repo!)</text:span></text:p>
      <text:p text:style-name="P60"><text:soft-page-break/><text:span text:style-name="T30">B</text:span>ut when it comes time <text:span text:style-name="T30">to make your own </text:span>plugin, remember to change every reference to “XAMPL” to your plugin name.</text:p>
      <text:p text:style-name="P34"/>
      <text:h text:style-name="Heading_20_3" text:outline-level="3"><text:span text:style-name="T7">Step 2, </text:span>Create <text:span text:style-name="T30">the</text:span><text:span text:style-name="T7"> plugin’s</text:span> subdirectory <text:span text:style-name="T11">and its </text:span><text:span text:style-name="T23">primary </text:span><text:span text:style-name="T11">.js file</text:span></text:h>
      <text:p text:style-name="P33"><text:span text:style-name="T17">1) </text:span><text:span text:style-name="T10">Create a subdirectory under the project root as follows:</text:span></text:p>
      <text:p text:style-name="P40"><text:span text:style-name="T10"><text:tab/>&lt;root&gt;</text:span>/html/modules/DocComponentHandlers/<text:span text:style-name="T11">XAMPL</text:span></text:p>
      <text:p text:style-name="P11">Now absolutely everything about this plugin will go in this new directory.</text:p>
      <text:p text:style-name="P12"><text:span text:style-name="T17">2) </text:span>Now create the most important file, which is the javascript source for this plugin, and whos name must match the plugin directory as “<text:span text:style-name="T1">dch_</text:span><text:span text:style-name="T2">XAMPL</text:span><text:span text:style-name="T1">.js</text:span>”</text:p>
      <text:p text:style-name="P43">Also note that the “dch_” and “.js” parts are lowercase. <text:s/>This is critical for cross-OS compatibility</text:p>
      <text:p text:style-name="P44">All other files you put in this subdirectory are for your plugin to use as you see fit.</text:p>
      <text:p text:style-name="P44">So at this point, you should have an empty file as follows:</text:p>
      <text:p text:style-name="P41"><text:span text:style-name="T10"><text:tab/>&lt;root&gt;</text:span>/html/modules/DocComponentHandlers/<text:span text:style-name="T11">XAMPL /</text:span><text:span text:style-name="T23">dch_XAMPL.js</text:span></text:p>
      <text:h text:style-name="Heading_20_3" text:outline-level="3">Now <text:span text:style-name="T28">lets make a plugin</text:span>!</text:h>
      <text:p text:style-name="P13">Open this file in an editor and let’s begin!</text:p>
      <text:p text:style-name="P13">Put the following in your .js file:</text:p>
      <table:table table:name="Table1" table:style-name="Table1">
        <table:table-column table:style-name="Table1.A"/>
        <table:table-row>
          <table:table-cell table:style-name="Table1.A1" office:value-type="string">
            <text:p text:style-name="P45">class My_Example<text:span text:style-name="T24"> </text:span>extends FG.DCH_BASE {</text:p>
            <text:p text:style-name="P45"><text:s text:c="4"/>static pluginName <text:s/>= "<text:span text:style-name="T26">E</text:span><text:span text:style-name="T24">xample </text:span><text:span text:style-name="T41">P</text:span><text:span text:style-name="T24">lugin</text:span>";</text:p>
            <text:p text:style-name="P45"><text:s text:c="4"/>static menuTooltip = "<text:span text:style-name="T24">A ready to go plugin at its most basic level</text:span>";</text:p>
            <text:p text:style-name="P45"><text:s text:c="4"/>async construct() {</text:p>
            <text:p text:style-name="P45"><text:s text:c="8"/>this.host.style.border="1px dashed green";</text:p>
            <text:p text:style-name="P45"><text:s text:c="4"/>}</text:p>
            <text:p text:style-name="P45">};</text:p>
            <text:p text:style-name="P56"><text:span text:style-name="T12">export { </text:span><text:span text:style-name="T13">My_Example</text:span><text:span text:style-name="T12"> as DCH }; <text:s text:c="5"/>// always export 'as DCH' so the module loader can find it!</text:span></text:p>
          </table:table-cell>
        </table:table-row>
      </table:table>
      <text:p text:style-name="P14"><text:span text:style-name="T16"/></text:p>
      <text:p text:style-name="P14"><text:span text:style-name="T25">Th</text:span><text:span text:style-name="T40">at’s</text:span><text:span text:style-name="T25"> all you need to get a plugin started!</text:span></text:p>
      <text:p text:style-name="P15">To test this out, <text:span text:style-name="T27">save the file and, </text:span>if you have the server already running, that’s okay, your plugin will be found right away! You will need to restart any browser clients, though, so they can get the updated list of plugins.</text:p>
      <text:p text:style-name="P15">Now <text:span text:style-name="T27">with a document selected in the left pane, <text:s/></text:span>Alt+Shift+Rightclick <text:span text:style-name="T27">in the right pane </text:span>and you will see “<text:span text:style-name="T26">Insert new Example Plugin” </text:span><text:span text:style-name="T27">in the menu.</text:span></text:p>
      <text:p text:style-name="P16">Select the new plugin and you’ll see a box appear with a dashed green border around it. <text:s text:c="2"/><text:span text:style-name="T31">It doesn’t </text:span><text:span text:style-name="T21">DO</text:span><text:span text:style-name="T31"> anything yet, but you can Alt+Shift and drag it around or resize it and do all the basic stuff to it you can to every other plugin.</text:span></text:p>
      <text:h text:style-name="Heading_20_3" text:outline-level="3">Understanding the basics:</text:h>
      <text:p text:style-name="P17">Lets break this down and show you how what’s done so far works.</text:p>
      <text:p text:style-name="P17"><text:soft-page-break/>First, the class, <text:s/>you can name it anything you like, as you see in the example. <text:s/>All that matters is that for the system to see it, is that you export it as “DCH” which you can see at the bottom.</text:p>
      <text:p text:style-name="P17">Then, this class must extend FG.DCH_BASE ... FG is a global ‘catch all’ variable used to pass data throughout the system, and one of the things passed is this baseclass you need to extend from.</text:p>
      <text:p text:style-name="P17">The DCH_BASE class has some properties on it that are already created for you. <text:s/>We’ll get into that in the next section.</text:p>
      <text:p text:style-name="P17">At the very least, you need to supply three things:</text:p>
      <text:p text:style-name="P18">static pluginName <text:s/>-- the name you want shown in the context menu preceeded by “Insert new “ <text:s/>(so for this example it’s set to “Example <text:span text:style-name="T41">P</text:span>lugin” which will appear in the menu as “Insert new Example <text:span text:style-name="T41">P</text:span>lugin”</text:p>
      <text:p text:style-name="P19">static menuTooltip -- a short blurb that explains a little more about this plugin, that appears when you hover the mouse over the “Insert new Example plugin” text for about <text:span text:style-name="T37">two</text:span> seconds.</text:p>
      <text:p text:style-name="P61"><text:span text:style-name="T14">async construct() <text:s text:c="2"/>--<text:tab/>The equivalent of a normal class constructor() but is called after all the basics of a </text:span><text:span text:style-name="T15">plugin have been created, such as the host &lt;div&gt; among other things.</text:span></text:p>
      <text:p text:style-name="P22">You’ll note that all of these are async functions. <text:s/>That’s <text:span text:style-name="T20">very</text:span> important as they must complete their task before returning, and are always called with await </text:p>
      <text:p text:style-name="P25"><text:span text:style-name="T32">In construct() we see we use ‘this.host’ which has been supplied by the base class and is your ‘root dom’ pointer </text:span><text:span text:style-name="T34">(explained in the next step),</text:span><text:span text:style-name="T32"> and we use this to put a simple dashed green border around our plugin. <text:s text:c="2"/>(Without this, the plugin would exist but would be invisible, </text:span><text:span text:style-name="T33">but would still be seen when Alt+Shift hovers over it</text:span><text:span text:style-name="T32">!)</text:span></text:p>
      <text:p text:style-name="P20"><text:span text:style-name="T32"/></text:p>
      <text:p text:style-name="P48">So that is the absolute minimum required to create a plugin.</text:p>
      <text:h text:style-name="Heading_20_3" text:outline-level="3">Next steps, <text:s/>.css, .host, .tool<text:span text:style-name="T38">bar</text:span>, <text:s/>etc...</text:h>
      <text:p text:style-name="P50"><text:span text:style-name="T44">In addition to this.pluginName and this.menuTooltip mentioned above, t</text:span>he<text:span text:style-name="T44">re are a few more properties of note to be aware of. <text:s/></text:span><text:span text:style-name="T22">Those marked &lt;System supplied&gt; are pre-established and should not be changed by your plugin, although you can freely add and remove DOM elements inside them.</text:span></text:p>
      <text:p text:style-name="P49"/>
      <text:p text:style-name="P21">this.srcUrl<text:tab/>&lt;<text:span text:style-name="T45">System supplied&gt; </text:span>the URL to your plugin’s subdirectory. <text:s/>Use this for loading <text:span text:style-name="T42">items out of your plugin’s directory, such as </text:span>your own fonts, icons, <text:span text:style-name="T42">etc</text:span>.</text:p>
      <text:p text:style-name="P23">this.host<text:tab/>&lt;<text:span text:style-name="T45">System supplied&gt; </text:span>a &lt;div&gt; DOM element that <text:span text:style-name="T39">is the root of the shadow DOM your plugin exists within. Here is where you put all your html within. <text:s/>(</text:span><text:span text:style-name="T46">you can add your own &lt;style&gt; here too, but there are convenience functions for them too that</text:span><text:span text:style-name="T39"> we’ll explain below)</text:span></text:p>
      <text:p text:style-name="P26">this.hasToolbar &lt;<text:span text:style-name="T45">Plugin supplied&gt;</text:span></text:p>
      <text:p text:style-name="P26"><text:s/>-and-</text:p>
      <text:p text:style-name="P24"><text:span text:style-name="T43">t</text:span>his.toolbar<text:tab/>&lt;<text:span text:style-name="T45">System supplied&gt; </text:span><text:span text:style-name="T43">These two work hand in hand. <text:s/>The first, this.hasToolbar, </text:span><text:span text:style-name="T45">must be hardcoded</text:span><text:span text:style-name="T43"> in your class so it’s available at the time of instancing. <text:s/>If it’s false or missing, then this.toolbar is null.</text:span></text:p>
      <text:p text:style-name="P24"><text:tab/><text:span text:style-name="T45">I</text:span><text:span text:style-name="T43">f present and true, then this.toolbar </text:span><text:span text:style-name="T45">will be </text:span><text:span text:style-name="T43">a </text:span><text:span text:style-name="T45">system supplied </text:span><text:span text:style-name="T43">DOM element that is a handle to a </text:span><text:span text:style-name="T39">a 30px high 100% wide &lt;</text:span><text:span text:style-name="T43">div&gt; at the top of the browser that you can place icons and dropdowns etc to </text:span><text:span text:style-name="T39">build an</text:span><text:span text:style-name="T43">d</text:span><text:span text:style-name="T39"> control your own toolbar.</text:span></text:p>
      <text:p text:style-name="P27"/>
      <text:p text:style-name="P27">There are also some helper functions on DCH_BASE that your class can use:</text:p>
      <text:p text:style-name="P28"><text:soft-page-break/>async loadStyle(str) <text:s/>-- Loads either a “&lt;style&gt;...&lt;/style&gt;” string, or if str is a URL, a .css file from your plugin’s directory. </text:p>
      <text:p text:style-name="P27"/>
      <text:p text:style-name="P51">And finally some functions you should implement <text:span text:style-name="T47">in your class </text:span>that deal with saving and loading and destroying your plugin when the page unloads. <text:s/>these are:</text:p>
      <text:p text:style-name="P52">async construct() --<text:tab/><text:span text:style-name="T47">called during class instantiation, after the basic values of this.srcURL, this.host, and this.toolbar have been established. <text:s/>Here is where you can add everything you need to set up your plugin such as loading stylesheets or adding buttons to the toolbar and adding event listeners, etc. <text:s/>(IMPORTANT! See below reguarding event listeners.)</text:span></text:p>
      <text:p text:style-name="P53">async destruct() --<text:tab/><text:span text:style-name="T47">called when it’s time for your class to be removed. <text:s/>Here is where you can do any necessary cleanup.</text:span></text:p>
      <text:p text:style-name="P54">async importData(data) --<text:tab/><text:span text:style-name="T47">after your class is instanced and placed in the browser, this call is made to your class to feed in any saved data so you can reconstruct it.</text:span></text:p>
      <text:p text:style-name="P55">async exportData() -<text:tab/>Returns a key-value object of all data you want saved for restoring by <text:span text:style-name="T48">i</text:span>mportData() later on</text:p>
      <text:p text:style-name="P53">async update() --<text:tab/><text:span text:style-name="T47">this call is made after any system-level changes happen to your plugin, <text:s/>most notably if it’s been moved or resized.</text:span></text:p>
      <text:p text:style-name="P29"><text:span text:style-name="T32">We’ll learn more about these as we continue.</text:span></text:p>
      <text:p text:style-name="P30"><text:span text:style-name="T32">IMPORTANT! <text:s/>There are some convenience functions for handling eventListeners that you need to remove when the plugin is destroyed that will take care of that for you. <text:s/>In particular any listeners you add on elements that are children of this.host or this.toolbar. <text:s/>These </text:span><text:span text:style-name="T35">will be demonstrated as we start building our plugin below.</text:span></text:p>
      <text:h text:style-name="Heading_20_3" text:outline-level="3"/>
      <text:h text:style-name="P3" text:outline-level="3">Adding the meat and potatos!</text:h>
      <text:p text:style-name="P62">Now that the basics have been explained, lets get started with some real plugin coding!</text:p>
      <text:p text:style-name="P62">To review, you should already have a <text:span text:style-name="T3">dch_</text:span><text:span text:style-name="T2">XAMPL</text:span><text:span text:style-name="T3">.js</text:span> file with this in it:</text:p>
      <table:table table:name="Table2" table:style-name="Table2">
        <table:table-column table:style-name="Table2.A"/>
        <table:table-row>
          <table:table-cell table:style-name="Table2.A1" office:value-type="string">
            <text:p text:style-name="P46">class My_Example<text:span text:style-name="T24"> </text:span>extends FG.DCH_BASE {</text:p>
            <text:p text:style-name="P46"><text:s text:c="4"/>static pluginName <text:s/>= "<text:span text:style-name="T26">E</text:span><text:span text:style-name="T24">xample </text:span><text:span text:style-name="T41">P</text:span><text:span text:style-name="T24">lugin</text:span>";</text:p>
            <text:p text:style-name="P46"><text:s text:c="4"/>static menuTooltip = "<text:span text:style-name="T24">A ready to go plugin at its most basic level</text:span>";</text:p>
            <text:p text:style-name="P46"><text:s text:c="4"/>async construct() {</text:p>
            <text:p text:style-name="P46"><text:s text:c="8"/>this.host.style.border="1px dashed green";</text:p>
            <text:p text:style-name="P46"><text:s text:c="4"/>}</text:p>
            <text:p text:style-name="P46">};</text:p>
            <text:p text:style-name="P57"><text:span text:style-name="T12">export { </text:span><text:span text:style-name="T13">My_Example</text:span><text:span text:style-name="T12"> as DCH }; <text:s text:c="5"/>// always export 'as DCH' so the module loader can find it!</text:span></text:p>
          </table:table-cell>
        </table:table-row>
      </table:table>
      <text:p text:style-name="P10"/>
      <text:p text:style-name="P31"><text:span text:style-name="T32">Lets add another file </text:span><text:span text:style-name="T36">in the same location as the .js file but </text:span><text:span text:style-name="T32">named “dch_XAMPL.css” </text:span><text:span text:style-name="T36">instead</text:span><text:span text:style-name="T32">:</text:span></text:p>
      <table:table table:name="Table3" table:style-name="Table3">
        <table:table-column table:style-name="Table3.A"/>
        <table:table-row>
          <table:table-cell table:style-name="Table3.A1" office:value-type="string">
            <text:p text:style-name="P58"><text:span text:style-name="T12">body {</text:span></text:p>
            <text:p text:style-name="P58"><text:span text:style-name="T12"><text:s text:c="4"/>font-family: sans-serif;</text:span></text:p>
            <text:p text:style-name="P58"><text:span text:style-name="T12"><text:s text:c="4"/>display: flex;</text:span></text:p>
            <text:p text:style-name="P58"><text:span text:style-name="T12"><text:s text:c="4"/>flex-direction: column;</text:span></text:p>
            <text:p text:style-name="P58"><text:span text:style-name="T12"><text:s text:c="4"/>align-items: center;</text:span></text:p>
            <text:p text:style-name="P58"><text:span text:style-name="T12"><text:s text:c="4"/>margin: 20px;</text:span></text:p>
            <text:p text:style-name="P58"><text:span text:style-name="T12">}</text:span></text:p>
            <text:p text:style-name="P58"><text:span text:style-name="T12">canvas {</text:span></text:p>
            <text:p text:style-name="P58"><text:span text:style-name="T12"><text:s text:c="4"/>border: 1px solid #ccc;</text:span></text:p>
            <text:p text:style-name="P58"><text:span text:style-name="T12"><text:s text:c="4"/>cursor: crosshair;</text:span></text:p>
            <text:p text:style-name="P58"><text:span text:style-name="T12">}</text:span></text:p>
            <text:p text:style-name="P58"><text:span text:style-name="T12">.controls {</text:span></text:p>
            <text:p text:style-name="P58"><text:span text:style-name="T12"><text:s text:c="4"/>margin: 10px;</text:span></text:p>
            <text:p text:style-name="P58"><text:span text:style-name="T12">}</text:span></text:p>
            <text:p text:style-name="P58"><text:span text:style-name="T12">.controls &gt; * {</text:span></text:p>
            <text:p text:style-name="P58"><text:span text:style-name="T12"><text:s text:c="4"/>margin-right: 10px;</text:span></text:p>
            <text:p text:style-name="P58"><text:span text:style-name="T12">}</text:span></text:p>
          </table:table-cell>
        </table:table-row>
      </table:table>
      <text:p text:style-name="P7">Go ahead and save and close this file.</text:p>
      <text:p text:style-name="P9">now, back to the .js file, lets flesh out the ‘async construct()’ call as follows:</text:p>
      <table:table table:name="Table4" table:style-name="Table4">
        <table:table-column table:style-name="Table4.A"/>
        <table:table-row>
          <table:table-cell table:style-name="Table4.A1" office:value-type="string">
            <text:p text:style-name="P47"><text:s text:c="4"/>async construct() {</text:p>
            <text:p text:style-name="P47"><text:s text:c="8"/>await this.loadStyle("<text:span text:style-name="T49">dch_XAMPL</text:span>.css");</text:p>
            <text:p text:style-name="P47"><text:s text:c="4"/>}</text:p>
            <text:p text:style-name="P59"><text:span text:style-name="T12"/></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398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4T13:15:15.675903690</dc:date>
    <meta:editing-duration>P1DT21H8M58S</meta:editing-duration>
    <meta:editing-cycles>97</meta:editing-cycles>
    <meta:document-statistic meta:table-count="4" meta:image-count="0" meta:object-count="0" meta:page-count="5" meta:paragraph-count="105" meta:word-count="1634" meta:character-count="9595" meta:non-whitespace-character-count="7912"/>
  </office:meta>
</office:document-meta>
</file>